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text-properties officeooo:paragraph-rsid="0016fe9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fe96" officeooo:paragraph-rsid="0016fe96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05fa" officeooo:paragraph-rsid="001805fa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6fe96" style:font-size-asian="18pt" style:font-style-asian="normal" style:font-weight-asian="normal" style:font-size-complex="18pt"/>
    </style:style>
    <style:style style:name="T5" style:family="text">
      <style:text-properties officeooo:rsid="0016f6f3"/>
    </style:style>
    <style:style style:name="T6" style:family="text">
      <style:text-properties officeooo:rsid="0016f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The People’s Assembly, convening on the </text:span><text:span text:style-name="T4">7th</text:span><text:span text:style-name="T3"> of </text:span><text:span text:style-name="T4">October</text:span><text:span text:style-name="T3"> 2020 under the </text:span><text:span text:style-name="T4">26st</text:span><text:span text:style-name="T3"> PA Meeting.</text:span></text:p>
      <text:p text:style-name="P1"/>
      <text:p text:style-name="P1">The Assembly, recognising the current situation,</text:p>
      <text:p text:style-name="P1"/>
      <text:p text:style-name="P5">Constitutes the need to amend Motion 25-3: “T<text:span text:style-name="T5">o change the biweekly to weekly backups and update the server file if applicable” to “To change the biweekly to weekly backups and update the server file (stable version) if applicable”</text:span>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_yoran_</text:p>
      <text:p text:style-name="P1"/>
      <text:p text:style-name="P1"/>
      <text:p text:style-name="P1"/>
      <text:p text:style-name="P2"><text:span text:style-name="T1">[</text:span><text:span text:style-name="T2">Motion 26-1: To amend motion 25-3: "To change the biweekly to weekly backups and update the server file if applicable" to "To change the biweekly to weekly backups and update the server file (stable version) if applicable"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07T17:24:13.479839170</dc:date>
    <meta:editing-duration>PT2M1S</meta:editing-duration>
    <meta:editing-cycles>4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102" meta:character-count="628" meta:non-whitespace-character-count="534"/>
  </office:meta>
</office:document-meta>
</file>